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="thin solid #000000" style:vertical-align="automatic" fo:background-color="#FFCC99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automatic" fo:background-color="#99CC99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C99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99CC99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99CCFF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/>
      <style:text-properties fo:color="#009900" fo:font-weight="bold" style:font-weight-asian="bold" style:font-weight-complex="bold"/>
    </style:style>
    <style:style style:name="ce21" style:family="table-cell" style:parent-style-name="Default" style:data-style-name="N0">
      <style:text-properties fo:color="#009900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color="#009900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  <style:text-properties fo:color="#FF0000" fo:font-weight="bold" style:font-weight-asian="bold" style:font-weight-complex="bold"/>
    </style:style>
    <style:style style:name="ce24" style:family="table-cell" style:parent-style-name="Default" style:data-style-name="N0">
      <style:text-properties fo:color="#FF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/>
      <style:text-properties fo:color="#FF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6E6FF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E6E6FF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6E6FF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9900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1"/>
        <table:table-column table:style-name="co2" table:default-cell-style-name="ce3"/>
        <table:table-column table:style-name="co3" table:number-columns-repeated="3" table:default-cell-style-name="ce1"/>
        <table:table-column table:style-name="co2" table:default-cell-style-name="ce3"/>
        <table:table-column table:style-name="co3" table:number-columns-repeated="3" table:default-cell-style-name="ce1"/>
        <table:table-column table:style-name="co2" table:default-cell-style-name="ce3"/>
        <table:table-column table:style-name="co3" table:number-columns-repeated="3" table:default-cell-style-name="ce1"/>
        <table:table-column table:style-name="co4" table:number-columns-repeated="16367" table:default-cell-style-name="ce1"/>
        <table:table-row table:style-name="ro1">
          <table:table-cell table:number-columns-repeated="2" table:style-name="ce2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0" table:style-name="ce1"/>
        </table:table-row>
        <table:table-row table:style-name="ro1">
          <table:table-cell table:number-columns-repeated="2" table:style-name="ce2"/>
          <table:table-cell office:value-type="string" table:style-name="ce4">
            <text:p>default stripe</text:p>
          </table:table-cell>
          <table:table-cell office:value-type="string" table:style-name="ce5">
            <text:p>1024x1024x32x4</text:p>
          </table:table-cell>
          <table:table-cell office:value-type="string" table:style-name="ce6">
            <text:p>1024x1024x64x4</text:p>
          </table:table-cell>
          <table:table-cell table:style-name="ce7"/>
          <table:table-cell office:value-type="string" table:style-name="ce1">
            <text:p>ms</text:p>
          </table:table-cell>
          <table:table-cell table:number-columns-repeated="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0" table:style-name="ce1"/>
        </table:table-row>
        <table:table-row table:style-name="ro2">
          <table:table-cell table:number-columns-repeated="5"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0" table:style-name="ce1"/>
        </table:table-row>
        <table:table-row table:style-name="ro1">
          <table:table-cell table:number-columns-repeated="2" table:style-name="ce2"/>
          <table:table-cell office:value-type="string" table:style-name="ce8">
            <text:p>Downsampling 1024 → 512</text:p>
          </table:table-cell>
          <table:table-cell table:style-name="ce8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0" table:style-name="ce1"/>
        </table:table-row>
        <table:table-row table:style-name="ro1">
          <table:table-cell table:number-columns-repeated="2" table:style-name="ce2"/>
          <table:table-cell table:number-columns-repeated="2" table:style-name="ce8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0" table:style-name="ce1"/>
        </table:table-row>
        <table:table-row table:style-name="ro1">
          <table:table-cell office:value-type="string" table:style-name="ce2">
            <text:p>chunk</text:p>
          </table:table-cell>
          <table:table-cell table:style-name="ce2"/>
          <table:table-cell office:value-type="string" table:style-name="ce9">
            <text:p>1x1024x1024</text:p>
          </table:table-cell>
          <table:table-cell table:style-name="ce10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0" table:style-name="ce1"/>
        </table:table-row>
        <table:table-row table:style-name="ro1">
          <table:table-cell office:value-type="string" table:style-name="ce2">
            <text:p>cores</text:p>
          </table:table-cell>
          <table:table-cell table:style-name="ce2"/>
          <table:table-cell office:value-type="float" office:value="16" table:style-name="ce11">
            <text:p>16</text:p>
          </table:table-cell>
          <table:table-cell table:style-name="ce12"/>
          <table:table-cell table:style-name="ce13"/>
          <table:table-cell table:style-name="ce14"/>
          <table:table-cell office:value-type="float" office:value="32" table:style-name="ce11">
            <text:p>32</text:p>
          </table:table-cell>
          <table:table-cell table:style-name="ce12"/>
          <table:table-cell table:style-name="ce13"/>
          <table:table-cell table:style-name="ce14"/>
          <table:table-cell office:value-type="float" office:value="64" table:style-name="ce11">
            <text:p>64</text:p>
          </table:table-cell>
          <table:table-cell table:style-name="ce12"/>
          <table:table-cell table:style-name="ce13"/>
          <table:table-cell table:style-name="ce14"/>
          <table:table-cell office:value-type="float" office:value="128" table:style-name="ce11">
            <text:p>128</text:p>
          </table:table-cell>
          <table:table-cell table:style-name="ce12"/>
          <table:table-cell table:style-name="ce13"/>
          <table:table-cell table:number-columns-repeated="16367"/>
        </table:table-row>
        <table:table-row table:style-name="ro1">
          <table:table-cell office:value-type="string" table:style-name="ce2">
            <text:p>stripe</text:p>
          </table:table-cell>
          <table:table-cell table:style-name="ce2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style-name="ce14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style-name="ce14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style-name="ce14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read</text:p>
          </table:table-cell>
          <table:table-cell table:style-name="ce2"/>
          <table:table-cell office:value-type="float" office:value="17849" table:style-name="ce18">
            <text:p>17849</text:p>
          </table:table-cell>
          <table:table-cell office:value-type="float" office:value="29650" table:style-name="ce1">
            <text:p>29650</text:p>
          </table:table-cell>
          <table:table-cell office:value-type="float" office:value="17148" table:style-name="ce19">
            <text:p>17148</text:p>
          </table:table-cell>
          <table:table-cell table:style-name="ce3"/>
          <table:table-cell office:value-type="float" office:value="9752" table:style-name="ce18">
            <text:p>9752</text:p>
          </table:table-cell>
          <table:table-cell office:value-type="float" office:value="4193" table:style-name="ce1">
            <text:p>4193</text:p>
          </table:table-cell>
          <table:table-cell office:value-type="float" office:value="4299" table:style-name="ce19">
            <text:p>4299</text:p>
          </table:table-cell>
          <table:table-cell table:style-name="ce14"/>
          <table:table-cell office:value-type="float" office:value="7732" table:style-name="ce18">
            <text:p>7732</text:p>
          </table:table-cell>
          <table:table-cell office:value-type="float" office:value="2651" table:style-name="ce1">
            <text:p>2651</text:p>
          </table:table-cell>
          <table:table-cell office:value-type="float" office:value="1861" table:style-name="ce19">
            <text:p>1861</text:p>
          </table:table-cell>
          <table:table-cell table:style-name="ce14"/>
          <table:table-cell office:value-type="float" office:value="9215" table:style-name="ce18">
            <text:p>9215</text:p>
          </table:table-cell>
          <table:table-cell office:value-type="float" office:value="1232" table:style-name="ce1">
            <text:p>1232</text:p>
          </table:table-cell>
          <table:table-cell office:value-type="float" office:value="1349" table:style-name="ce19">
            <text:p>1349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MPI_Gatherv</text:p>
          </table:table-cell>
          <table:table-cell table:style-name="ce2"/>
          <table:table-cell office:value-type="float" office:value="347" table:style-name="ce20">
            <text:p>347</text:p>
          </table:table-cell>
          <table:table-cell office:value-type="float" office:value="348" table:style-name="ce21">
            <text:p>348</text:p>
          </table:table-cell>
          <table:table-cell office:value-type="float" office:value="355" table:style-name="ce22">
            <text:p>355</text:p>
          </table:table-cell>
          <table:table-cell table:style-name="ce3"/>
          <table:table-cell office:value-type="float" office:value="1706" table:style-name="ce18">
            <text:p>1706</text:p>
          </table:table-cell>
          <table:table-cell office:value-type="float" office:value="1635" table:style-name="ce1">
            <text:p>1635</text:p>
          </table:table-cell>
          <table:table-cell office:value-type="float" office:value="1378" table:style-name="ce19">
            <text:p>1378</text:p>
          </table:table-cell>
          <table:table-cell table:style-name="ce14"/>
          <table:table-cell office:value-type="float" office:value="6379" table:style-name="ce18">
            <text:p>6379</text:p>
          </table:table-cell>
          <table:table-cell office:value-type="float" office:value="6172" table:style-name="ce1">
            <text:p>6172</text:p>
          </table:table-cell>
          <table:table-cell office:value-type="float" office:value="6245" table:style-name="ce19">
            <text:p>6245</text:p>
          </table:table-cell>
          <table:table-cell table:style-name="ce14"/>
          <table:table-cell office:value-type="float" office:value="20444" table:style-name="ce23">
            <text:p>20444</text:p>
          </table:table-cell>
          <table:table-cell office:value-type="float" office:value="19716" table:style-name="ce24">
            <text:p>19716</text:p>
          </table:table-cell>
          <table:table-cell office:value-type="float" office:value="19773" table:style-name="ce25">
            <text:p>19773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write</text:p>
          </table:table-cell>
          <table:table-cell table:style-name="ce2"/>
          <table:table-cell office:value-type="float" office:value="1302" table:style-name="ce18">
            <text:p>1302</text:p>
          </table:table-cell>
          <table:table-cell office:value-type="float" office:value="1375" table:style-name="ce1">
            <text:p>1375</text:p>
          </table:table-cell>
          <table:table-cell office:value-type="float" office:value="1316" table:style-name="ce19">
            <text:p>1316</text:p>
          </table:table-cell>
          <table:table-cell table:style-name="ce3"/>
          <table:table-cell office:value-type="float" office:value="2783" table:style-name="ce18">
            <text:p>2783</text:p>
          </table:table-cell>
          <table:table-cell office:value-type="float" office:value="1289" table:style-name="ce1">
            <text:p>1289</text:p>
          </table:table-cell>
          <table:table-cell office:value-type="float" office:value="2168" table:style-name="ce19">
            <text:p>2168</text:p>
          </table:table-cell>
          <table:table-cell table:style-name="ce14"/>
          <table:table-cell office:value-type="float" office:value="1796" table:style-name="ce18">
            <text:p>1796</text:p>
          </table:table-cell>
          <table:table-cell office:value-type="float" office:value="1575" table:style-name="ce1">
            <text:p>1575</text:p>
          </table:table-cell>
          <table:table-cell office:value-type="float" office:value="2372" table:style-name="ce19">
            <text:p>2372</text:p>
          </table:table-cell>
          <table:table-cell table:style-name="ce14"/>
          <table:table-cell office:value-type="float" office:value="2139" table:style-name="ce18">
            <text:p>2139</text:p>
          </table:table-cell>
          <table:table-cell office:value-type="float" office:value="1804" table:style-name="ce1">
            <text:p>1804</text:p>
          </table:table-cell>
          <table:table-cell office:value-type="float" office:value="1292" table:style-name="ce19">
            <text:p>1292</text:p>
          </table:table-cell>
          <table:table-cell table:number-columns-repeated="16367"/>
        </table:table-row>
        <table:table-row table:style-name="ro1">
          <table:table-cell table:number-columns-repeated="2" table:style-name="ce2"/>
          <table:table-cell office:value-type="float" office:value="20275" table:style-name="ce26">
            <text:p>20275</text:p>
          </table:table-cell>
          <table:table-cell office:value-type="float" office:value="19114" table:style-name="ce27">
            <text:p>19114</text:p>
          </table:table-cell>
          <table:table-cell office:value-type="float" office:value="19520" table:style-name="ce28">
            <text:p>19520</text:p>
          </table:table-cell>
          <table:table-cell table:style-name="ce14"/>
          <table:table-cell office:value-type="float" office:value="14572" table:style-name="ce26">
            <text:p>14572</text:p>
          </table:table-cell>
          <table:table-cell office:value-type="float" office:value="7406" table:style-name="ce27">
            <text:p>7406</text:p>
          </table:table-cell>
          <table:table-cell office:value-type="float" office:value="8111" table:style-name="ce28">
            <text:p>8111</text:p>
          </table:table-cell>
          <table:table-cell table:style-name="ce14"/>
          <table:table-cell office:value-type="float" office:value="16122" table:style-name="ce26">
            <text:p>16122</text:p>
          </table:table-cell>
          <table:table-cell office:value-type="float" office:value="10536" table:style-name="ce27">
            <text:p>10536</text:p>
          </table:table-cell>
          <table:table-cell office:value-type="float" office:value="10613" table:style-name="ce28">
            <text:p>10613</text:p>
          </table:table-cell>
          <table:table-cell table:style-name="ce14"/>
          <table:table-cell office:value-type="float" office:value="31894" table:style-name="ce26">
            <text:p>31894</text:p>
          </table:table-cell>
          <table:table-cell office:value-type="float" office:value="22821" table:style-name="ce27">
            <text:p>22821</text:p>
          </table:table-cell>
          <table:table-cell office:value-type="float" office:value="22497" table:style-name="ce28">
            <text:p>22497</text:p>
          </table:table-cell>
          <table:table-cell table:number-columns-repeated="16367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spanned="3" table:number-rows-spanned="1" table:style-name="ce32"/>
          <table:covered-table-cell table:number-columns-repeated="2"/>
          <table:table-cell table:style-name="ce3"/>
          <table:table-cell table:number-columns-spanned="3" table:number-rows-spanned="1" table:style-name="ce32"/>
          <table:covered-table-cell table:number-columns-repeated="2"/>
          <table:table-cell table:style-name="ce3"/>
          <table:table-cell table:number-columns-spanned="3" table:number-rows-spanned="1" table:style-name="ce32"/>
          <table:covered-table-cell table:number-columns-repeated="2"/>
          <table:table-cell table:style-name="ce3"/>
          <table:table-cell table:number-columns-spanned="3" table:number-rows-spanned="1" table:style-name="ce32"/>
          <table:covered-table-cell table:number-columns-repeated="2"/>
          <table:table-cell table:number-columns-repeated="16367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2">
            <text:p>chunk</text:p>
          </table:table-cell>
          <table:table-cell table:style-name="ce2"/>
          <table:table-cell office:value-type="string" table:style-name="ce8">
            <text:p>64x64x64</text:p>
          </table:table-cell>
          <table:table-cell table:number-columns-repeated="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0" table:style-name="ce1"/>
        </table:table-row>
        <table:table-row table:style-name="ro1">
          <table:table-cell office:value-type="string" table:style-name="ce2">
            <text:p>cores</text:p>
          </table:table-cell>
          <table:table-cell table:style-name="ce2"/>
          <table:table-cell office:value-type="float" office:value="16" table:style-name="ce11">
            <text:p>16</text:p>
          </table:table-cell>
          <table:table-cell table:style-name="ce12"/>
          <table:table-cell table:style-name="ce13"/>
          <table:table-cell table:style-name="ce14"/>
          <table:table-cell office:value-type="float" office:value="32" table:style-name="ce11">
            <text:p>32</text:p>
          </table:table-cell>
          <table:table-cell table:style-name="ce12"/>
          <table:table-cell table:style-name="ce13"/>
          <table:table-cell table:style-name="ce14"/>
          <table:table-cell office:value-type="float" office:value="64" table:style-name="ce11">
            <text:p>64</text:p>
          </table:table-cell>
          <table:table-cell table:style-name="ce12"/>
          <table:table-cell table:style-name="ce13"/>
          <table:table-cell table:style-name="ce14"/>
          <table:table-cell office:value-type="float" office:value="128" table:style-name="ce11">
            <text:p>128</text:p>
          </table:table-cell>
          <table:table-cell table:style-name="ce12"/>
          <table:table-cell table:style-name="ce13"/>
          <table:table-cell table:number-columns-repeated="16367"/>
        </table:table-row>
        <table:table-row table:style-name="ro1">
          <table:table-cell office:value-type="string" table:style-name="ce2">
            <text:p>stripe</text:p>
          </table:table-cell>
          <table:table-cell table:style-name="ce2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style-name="ce14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style-name="ce14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style-name="ce14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read</text:p>
          </table:table-cell>
          <table:table-cell table:style-name="ce2"/>
          <table:table-cell office:value-type="float" office:value="11418" table:style-name="ce18">
            <text:p>11418</text:p>
          </table:table-cell>
          <table:table-cell office:value-type="float" office:value="9977" table:style-name="ce1">
            <text:p>9977</text:p>
          </table:table-cell>
          <table:table-cell office:value-type="float" office:value="2783" table:style-name="ce19">
            <text:p>2783</text:p>
          </table:table-cell>
          <table:table-cell table:style-name="ce3"/>
          <table:table-cell office:value-type="float" office:value="8267" table:style-name="ce18">
            <text:p>8267</text:p>
          </table:table-cell>
          <table:table-cell office:value-type="float" office:value="5468" table:style-name="ce1">
            <text:p>5468</text:p>
          </table:table-cell>
          <table:table-cell office:value-type="float" office:value="4168" table:style-name="ce19">
            <text:p>4168</text:p>
          </table:table-cell>
          <table:table-cell table:style-name="ce14"/>
          <table:table-cell office:value-type="float" office:value="7636" table:style-name="ce18">
            <text:p>7636</text:p>
          </table:table-cell>
          <table:table-cell office:value-type="float" office:value="2403" table:style-name="ce1">
            <text:p>2403</text:p>
          </table:table-cell>
          <table:table-cell office:value-type="float" office:value="2483" table:style-name="ce19">
            <text:p>2483</text:p>
          </table:table-cell>
          <table:table-cell table:style-name="ce14"/>
          <table:table-cell office:value-type="float" office:value="9353" table:style-name="ce18">
            <text:p>9353</text:p>
          </table:table-cell>
          <table:table-cell office:value-type="float" office:value="2281" table:style-name="ce1">
            <text:p>2281</text:p>
          </table:table-cell>
          <table:table-cell office:value-type="float" office:value="2340" table:style-name="ce19">
            <text:p>234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MPI_Gatherv</text:p>
          </table:table-cell>
          <table:table-cell table:style-name="ce2"/>
          <table:table-cell office:value-type="float" office:value="341" table:style-name="ce20">
            <text:p>341</text:p>
          </table:table-cell>
          <table:table-cell office:value-type="float" office:value="351" table:style-name="ce21">
            <text:p>351</text:p>
          </table:table-cell>
          <table:table-cell office:value-type="float" office:value="341" table:style-name="ce22">
            <text:p>341</text:p>
          </table:table-cell>
          <table:table-cell table:style-name="ce3"/>
          <table:table-cell office:value-type="float" office:value="1576" table:style-name="ce18">
            <text:p>1576</text:p>
          </table:table-cell>
          <table:table-cell office:value-type="float" office:value="1646" table:style-name="ce1">
            <text:p>1646</text:p>
          </table:table-cell>
          <table:table-cell office:value-type="float" office:value="1646" table:style-name="ce19">
            <text:p>1646</text:p>
          </table:table-cell>
          <table:table-cell table:style-name="ce14"/>
          <table:table-cell office:value-type="float" office:value="6255" table:style-name="ce18">
            <text:p>6255</text:p>
          </table:table-cell>
          <table:table-cell office:value-type="float" office:value="6243" table:style-name="ce1">
            <text:p>6243</text:p>
          </table:table-cell>
          <table:table-cell office:value-type="float" office:value="6323" table:style-name="ce19">
            <text:p>6323</text:p>
          </table:table-cell>
          <table:table-cell table:style-name="ce14"/>
          <table:table-cell office:value-type="float" office:value="20321" table:style-name="ce23">
            <text:p>20321</text:p>
          </table:table-cell>
          <table:table-cell office:value-type="float" office:value="20169" table:style-name="ce24">
            <text:p>20169</text:p>
          </table:table-cell>
          <table:table-cell office:value-type="float" office:value="19900" table:style-name="ce25">
            <text:p>199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write</text:p>
          </table:table-cell>
          <table:table-cell table:style-name="ce2"/>
          <table:table-cell office:value-type="float" office:value="1241" table:style-name="ce18">
            <text:p>1241</text:p>
          </table:table-cell>
          <table:table-cell office:value-type="float" office:value="1352" table:style-name="ce1">
            <text:p>1352</text:p>
          </table:table-cell>
          <table:table-cell office:value-type="float" office:value="1282" table:style-name="ce19">
            <text:p>1282</text:p>
          </table:table-cell>
          <table:table-cell table:style-name="ce3"/>
          <table:table-cell office:value-type="float" office:value="4098" table:style-name="ce18">
            <text:p>4098</text:p>
          </table:table-cell>
          <table:table-cell office:value-type="float" office:value="1263" table:style-name="ce1">
            <text:p>1263</text:p>
          </table:table-cell>
          <table:table-cell office:value-type="float" office:value="1319" table:style-name="ce19">
            <text:p>1319</text:p>
          </table:table-cell>
          <table:table-cell table:style-name="ce14"/>
          <table:table-cell office:value-type="float" office:value="1887" table:style-name="ce18">
            <text:p>1887</text:p>
          </table:table-cell>
          <table:table-cell office:value-type="float" office:value="1588" table:style-name="ce1">
            <text:p>1588</text:p>
          </table:table-cell>
          <table:table-cell office:value-type="float" office:value="2339" table:style-name="ce19">
            <text:p>2339</text:p>
          </table:table-cell>
          <table:table-cell table:style-name="ce14"/>
          <table:table-cell office:value-type="float" office:value="1483" table:style-name="ce18">
            <text:p>1483</text:p>
          </table:table-cell>
          <table:table-cell office:value-type="float" office:value="1525" table:style-name="ce1">
            <text:p>1525</text:p>
          </table:table-cell>
          <table:table-cell office:value-type="float" office:value="1439" table:style-name="ce19">
            <text:p>1439</text:p>
          </table:table-cell>
          <table:table-cell table:number-columns-repeated="16367"/>
        </table:table-row>
        <table:table-row table:style-name="ro1">
          <table:table-cell table:number-columns-repeated="2" table:style-name="ce2"/>
          <table:table-cell office:value-type="float" office:value="13683" table:style-name="ce26">
            <text:p>13683</text:p>
          </table:table-cell>
          <table:table-cell office:value-type="float" office:value="12394" table:style-name="ce27">
            <text:p>12394</text:p>
          </table:table-cell>
          <table:table-cell office:value-type="float" office:value="5098" table:style-name="ce28">
            <text:p>5098</text:p>
          </table:table-cell>
          <table:table-cell table:style-name="ce14"/>
          <table:table-cell office:value-type="float" office:value="14225" table:style-name="ce26">
            <text:p>14225</text:p>
          </table:table-cell>
          <table:table-cell office:value-type="float" office:value="8662" table:style-name="ce27">
            <text:p>8662</text:p>
          </table:table-cell>
          <table:table-cell office:value-type="float" office:value="7415" table:style-name="ce28">
            <text:p>7415</text:p>
          </table:table-cell>
          <table:table-cell table:style-name="ce14"/>
          <table:table-cell office:value-type="float" office:value="15911" table:style-name="ce26">
            <text:p>15911</text:p>
          </table:table-cell>
          <table:table-cell office:value-type="float" office:value="10370" table:style-name="ce27">
            <text:p>10370</text:p>
          </table:table-cell>
          <table:table-cell office:value-type="float" office:value="11279" table:style-name="ce28">
            <text:p>11279</text:p>
          </table:table-cell>
          <table:table-cell table:style-name="ce14"/>
          <table:table-cell office:value-type="float" office:value="31232" table:style-name="ce26">
            <text:p>31232</text:p>
          </table:table-cell>
          <table:table-cell office:value-type="float" office:value="24046" table:style-name="ce27">
            <text:p>24046</text:p>
          </table:table-cell>
          <table:table-cell office:value-type="float" office:value="23744" table:style-name="ce28">
            <text:p>23744</text:p>
          </table:table-cell>
          <table:table-cell table:number-columns-repeated="16367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2">
            <text:p>MPI_Alltoallv</text:p>
          </table:table-cell>
          <table:table-cell table:style-name="ce2"/>
          <table:table-cell office:value-type="float" office:value="200" table:number-columns-spanned="3" table:number-rows-spanned="1" table:style-name="ce33">
            <text:p>200</text:p>
          </table:table-cell>
          <table:covered-table-cell table:number-columns-repeated="2"/>
          <table:table-cell table:style-name="ce3"/>
          <table:table-cell office:value-type="float" office:value="800" table:number-columns-spanned="3" table:number-rows-spanned="1" table:style-name="ce34">
            <text:p>800</text:p>
          </table:table-cell>
          <table:covered-table-cell table:number-columns-repeated="2"/>
          <table:table-cell table:style-name="ce3"/>
          <table:table-cell office:value-type="float" office:value="1800" table:number-columns-spanned="3" table:number-rows-spanned="1" table:style-name="ce34">
            <text:p>1800</text:p>
          </table:table-cell>
          <table:covered-table-cell table:number-columns-repeated="2"/>
          <table:table-cell table:style-name="ce3"/>
          <table:table-cell office:value-type="float" office:value="5700" table:number-columns-spanned="3" table:number-rows-spanned="1" table:style-name="ce35">
            <text:p>5700</text:p>
          </table:table-cell>
          <table:covered-table-cell table:number-columns-repeated="2"/>
          <table:table-cell table:number-columns-repeated="16367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style-name="ce8">
            <text:p>Change chunks 1x1024x1024 → 64x64x64</text:p>
          </table:table-cell>
          <table:table-cell table:number-columns-repeated="2"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0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cores</text:p>
          </table:table-cell>
          <table:table-cell table:style-name="ce2"/>
          <table:table-cell office:value-type="float" office:value="16" table:style-name="ce11">
            <text:p>16</text:p>
          </table:table-cell>
          <table:table-cell table:style-name="ce12"/>
          <table:table-cell table:style-name="ce13"/>
          <table:table-cell table:style-name="ce14"/>
          <table:table-cell office:value-type="float" office:value="32" table:style-name="ce11">
            <text:p>32</text:p>
          </table:table-cell>
          <table:table-cell table:style-name="ce12"/>
          <table:table-cell table:style-name="ce13"/>
          <table:table-cell table:style-name="ce14"/>
          <table:table-cell office:value-type="float" office:value="64" table:style-name="ce11">
            <text:p>64</text:p>
          </table:table-cell>
          <table:table-cell table:style-name="ce12"/>
          <table:table-cell table:style-name="ce13"/>
          <table:table-cell table:style-name="ce14"/>
          <table:table-cell office:value-type="float" office:value="128" table:style-name="ce11">
            <text:p>128</text:p>
          </table:table-cell>
          <table:table-cell table:style-name="ce12"/>
          <table:table-cell table:style-name="ce13"/>
          <table:table-cell table:number-columns-repeated="16367"/>
        </table:table-row>
        <table:table-row table:style-name="ro1">
          <table:table-cell office:value-type="string" table:style-name="ce2">
            <text:p>stripe</text:p>
          </table:table-cell>
          <table:table-cell table:style-name="ce2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style-name="ce14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style-name="ce14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style-name="ce14"/>
          <table:table-cell office:value-type="float" office:value="1048576" table:style-name="ce15">
            <text:p>1048576</text:p>
          </table:table-cell>
          <table:table-cell office:value-type="float" office:value="134217728" table:style-name="ce16">
            <text:p>134217728</text:p>
          </table:table-cell>
          <table:table-cell office:value-type="float" office:value="268435456" table:style-name="ce17">
            <text:p>268435456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read</text:p>
          </table:table-cell>
          <table:table-cell table:style-name="ce2"/>
          <table:table-cell office:value-type="float" office:value="18646" table:style-name="ce18">
            <text:p>18646</text:p>
          </table:table-cell>
          <table:table-cell office:value-type="float" office:value="16706" table:style-name="ce1">
            <text:p>16706</text:p>
          </table:table-cell>
          <table:table-cell office:value-type="float" office:value="16735" table:style-name="ce19">
            <text:p>16735</text:p>
          </table:table-cell>
          <table:table-cell table:style-name="ce3"/>
          <table:table-cell office:value-type="float" office:value="9961" table:style-name="ce18">
            <text:p>9961</text:p>
          </table:table-cell>
          <table:table-cell office:value-type="float" office:value="5110" table:style-name="ce1">
            <text:p>5110</text:p>
          </table:table-cell>
          <table:table-cell office:value-type="float" office:value="4189" table:style-name="ce19">
            <text:p>4189</text:p>
          </table:table-cell>
          <table:table-cell table:style-name="ce14"/>
          <table:table-cell office:value-type="float" office:value="7790" table:style-name="ce18">
            <text:p>7790</text:p>
          </table:table-cell>
          <table:table-cell office:value-type="float" office:value="1707" table:style-name="ce1">
            <text:p>1707</text:p>
          </table:table-cell>
          <table:table-cell office:value-type="float" office:value="1762" table:style-name="ce19">
            <text:p>1762</text:p>
          </table:table-cell>
          <table:table-cell table:style-name="ce14"/>
          <table:table-cell office:value-type="float" office:value="8782" table:style-name="ce18">
            <text:p>8782</text:p>
          </table:table-cell>
          <table:table-cell office:value-type="float" office:value="1255" table:style-name="ce1">
            <text:p>1255</text:p>
          </table:table-cell>
          <table:table-cell office:value-type="float" office:value="1317" table:style-name="ce19">
            <text:p>1317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write</text:p>
          </table:table-cell>
          <table:table-cell table:style-name="ce2"/>
          <table:table-cell office:value-type="float" office:value="12799" table:style-name="ce29">
            <text:p>12799</text:p>
          </table:table-cell>
          <table:table-cell office:value-type="float" office:value="14062" table:style-name="ce30">
            <text:p>14062</text:p>
          </table:table-cell>
          <table:table-cell office:value-type="float" office:value="13951" table:style-name="ce31">
            <text:p>13951</text:p>
          </table:table-cell>
          <table:table-cell table:style-name="ce14"/>
          <table:table-cell office:value-type="float" office:value="20982" table:style-name="ce29">
            <text:p>20982</text:p>
          </table:table-cell>
          <table:table-cell office:value-type="float" office:value="12471" table:style-name="ce30">
            <text:p>12471</text:p>
          </table:table-cell>
          <table:table-cell office:value-type="float" office:value="9993" table:style-name="ce31">
            <text:p>9993</text:p>
          </table:table-cell>
          <table:table-cell table:style-name="ce14"/>
          <table:table-cell office:value-type="float" office:value="18441" table:style-name="ce29">
            <text:p>18441</text:p>
          </table:table-cell>
          <table:table-cell office:value-type="float" office:value="7804" table:style-name="ce30">
            <text:p>7804</text:p>
          </table:table-cell>
          <table:table-cell office:value-type="float" office:value="6340" table:style-name="ce31">
            <text:p>6340</text:p>
          </table:table-cell>
          <table:table-cell table:style-name="ce14"/>
          <table:table-cell office:value-type="float" office:value="13667" table:style-name="ce29">
            <text:p>13667</text:p>
          </table:table-cell>
          <table:table-cell office:value-type="float" office:value="6561" table:style-name="ce30">
            <text:p>6561</text:p>
          </table:table-cell>
          <table:table-cell office:value-type="float" office:value="7100" table:style-name="ce31">
            <text:p>7100</text:p>
          </table:table-cell>
          <table:table-cell table:number-columns-repeated="16367"/>
        </table:table-row>
        <table:table-row table:style-name="ro1">
          <table:table-cell table:number-columns-repeated="2" table:style-name="ce2"/>
          <table:table-cell office:value-type="float" office:value="32127" table:style-name="ce26">
            <text:p>32127</text:p>
          </table:table-cell>
          <table:table-cell office:value-type="float" office:value="31540" table:style-name="ce27">
            <text:p>31540</text:p>
          </table:table-cell>
          <table:table-cell office:value-type="float" office:value="31473" table:style-name="ce28">
            <text:p>31473</text:p>
          </table:table-cell>
          <table:table-cell table:style-name="ce14"/>
          <table:table-cell office:value-type="float" office:value="31266" table:style-name="ce26">
            <text:p>31266</text:p>
          </table:table-cell>
          <table:table-cell office:value-type="float" office:value="18109" table:style-name="ce27">
            <text:p>18109</text:p>
          </table:table-cell>
          <table:table-cell office:value-type="float" office:value="14831" table:style-name="ce28">
            <text:p>14831</text:p>
          </table:table-cell>
          <table:table-cell table:style-name="ce14"/>
          <table:table-cell office:value-type="float" office:value="26423" table:style-name="ce26">
            <text:p>26423</text:p>
          </table:table-cell>
          <table:table-cell office:value-type="float" office:value="9810" table:style-name="ce27">
            <text:p>9810</text:p>
          </table:table-cell>
          <table:table-cell office:value-type="float" office:value="8424" table:style-name="ce28">
            <text:p>8424</text:p>
          </table:table-cell>
          <table:table-cell table:style-name="ce14"/>
          <table:table-cell office:value-type="float" office:value="22658" table:style-name="ce26">
            <text:p>22658</text:p>
          </table:table-cell>
          <table:table-cell office:value-type="float" office:value="8121" table:style-name="ce27">
            <text:p>8121</text:p>
          </table:table-cell>
          <table:table-cell office:value-type="float" office:value="8699" table:style-name="ce28">
            <text:p>8699</text:p>
          </table:table-cell>
          <table:table-cell table:number-columns-repeated="16367"/>
        </table:table-row>
        <table:table-row table:number-rows-repeated="104854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tr Klepárník</meta:initial-creator>
    <dc:creator>Petr Klepárník</dc:creator>
    <meta:creation-date>2015-01-06T15:28:40Z</meta:creation-date>
    <dc:date>2015-01-08T12:12:03Z</dc:date>
    <meta:editing-cycles>10</meta:editing-cycles>
    <meta:editing-duration>PT6965S</meta:editing-duration>
  </office:meta>
</office:document-meta>
</file>